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style style:name="P1" style:parent-style-name="內文" style:master-page-name="MP0" style:family="paragraph">
      <style:paragraph-properties fo:break-before="page" style:text-autospace="none" fo:text-align="center" fo:margin-bottom="0.125in" fo:margin-left="0.5in" fo:text-indent="-0.5in">
        <style:tab-stops/>
      </style:paragraph-properties>
      <style:text-properties style:font-name="標楷體" style:font-name-asian="標楷體" style:font-name-complex="標楷體" fo:color="#000000" style:letter-kerning="false" fo:font-size="16pt" style:font-size-asian="16pt" style:font-size-complex="16pt"/>
    </style:style>
    <style:style style:name="P2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TableColumn4" style:family="table-column">
      <style:table-column-properties style:column-width="3.5847in"/>
    </style:style>
    <style:style style:name="Table3" style:family="table">
      <style:table-properties style:width="3.5847in" fo:margin-left="0.625in" table:align="center"/>
    </style:style>
    <style:style style:name="TableRow5" style:family="table-row">
      <style:table-row-properties style:min-row-height="0.1944in"/>
    </style:style>
    <style:style style:name="TableCell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TableRow8" style:family="table-row">
      <style:table-row-properties style:min-row-height="0.1944in"/>
    </style:style>
    <style:style style:name="TableCell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TableRow11" style:family="table-row">
      <style:table-row-properties style:min-row-height="1.3319in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14" style:parent-style-name="內文" style:list-style-name="LFO1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15" style:parent-style-name="內文" style:list-style-name="LFO1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16" style:parent-style-name="內文" style:list-style-name="LFO1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17" style:parent-style-name="內文" style:list-style-name="LFO1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18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letter-kerning="false" fo:font-size="14pt" style:font-size-asian="14pt" style:font-size-complex="14pt"/>
    </style:style>
    <style:style style:name="P19" style:parent-style-name="內文" style:family="paragraph">
      <style:paragraph-properties style:text-autospace="none" fo:line-height="0.2638in" fo:margin-left="0.3201in" fo:text-indent="-0.3201in">
        <style:tab-stops/>
      </style:paragraph-properties>
    </style:style>
    <style:style style:name="T20" style:parent-style-name="預設段落字型" style:family="text">
      <style:text-properties style:font-name="標楷體" style:font-name-asian="標楷體" style:letter-kerning="false" style:font-size-complex="12pt"/>
    </style:style>
    <style:style style:name="T21" style:parent-style-name="預設段落字型" style:family="text">
      <style:text-properties style:font-name="標楷體" style:font-name-asian="標楷體" style:font-name-complex="標楷體" style:letter-kerning="false" style:font-size-complex="12pt"/>
    </style:style>
    <style:style style:name="T22" style:parent-style-name="預設段落字型" style:family="text">
      <style:text-properties style:font-name="標楷體" style:font-name-asian="標楷體" style:font-name-complex="標楷體" style:letter-kerning="false" style:font-size-complex="12pt"/>
    </style:style>
    <style:style style:name="P23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4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5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6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7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8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29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</style:style>
    <style:style style:name="T30" style:parent-style-name="預設段落字型" style:family="text">
      <style:text-properties style:font-name-asian="標楷體" fo:color="#000000" style:letter-kerning="false" style:font-size-complex="12pt"/>
    </style:style>
    <style:style style:name="T31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32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P33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</style:style>
    <style:style style:name="T34" style:parent-style-name="預設段落字型" style:family="text">
      <style:text-properties style:font-name-asian="標楷體" fo:color="#000000" style:letter-kerning="false" style:font-size-complex="12pt"/>
    </style:style>
    <style:style style:name="T35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36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P37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</style:style>
    <style:style style:name="T38" style:parent-style-name="預設段落字型" style:family="text">
      <style:text-properties style:font-name-asian="標楷體" fo:color="#000000" style:letter-kerning="false" style:font-size-complex="12pt"/>
    </style:style>
    <style:style style:name="T39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40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P41" style:parent-style-name="內文" style:list-style-name="LFO2" style:family="paragraph">
      <style:paragraph-properties style:text-autospace="none" fo:line-height="0.2638in" fo:margin-left="0.375in" fo:text-indent="-0.375in">
        <style:tab-stops/>
      </style:paragraph-properties>
    </style:style>
    <style:style style:name="T42" style:parent-style-name="預設段落字型" style:family="text">
      <style:text-properties style:font-name-asian="標楷體" fo:color="#000000" style:letter-kerning="false" style:font-size-complex="12pt"/>
    </style:style>
    <style:style style:name="T43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44" style:parent-style-name="預設段落字型" style:family="text">
      <style:text-properties style:font-name-asian="標楷體" fo:color="#000000" style:letter-kerning="false" style:font-size-complex="12pt"/>
    </style:style>
    <style:style style:name="P45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46" style:parent-style-name="內文" style:list-style-name="LFO3" style:family="paragraph">
      <style:paragraph-properties style:text-autospace="none" fo:line-height="0.2638in" fo:margin-left="0.375in" fo:text-indent="-0.375in">
        <style:tab-stops/>
      </style:paragraph-properties>
    </style:style>
    <style:style style:name="T47" style:parent-style-name="預設段落字型" style:family="text">
      <style:text-properties style:font-name-asian="標楷體" fo:color="#000000" style:letter-kerning="false" style:font-size-complex="12pt"/>
    </style:style>
    <style:style style:name="T48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P49" style:parent-style-name="內文" style:family="paragraph">
      <style:paragraph-properties style:text-autospace="none" fo:line-height="0.2638in"/>
      <style:text-properties style:font-name="標楷體" style:font-name-asian="標楷體" style:font-name-complex="標楷體" fo:color="#000000" style:letter-kerning="false" style:font-size-complex="12pt"/>
    </style:style>
    <style:style style:name="P50" style:parent-style-name="內文" style:family="paragraph">
      <style:paragraph-properties style:text-autospace="none" fo:line-height="0.2638in"/>
      <style:text-properties style:font-name="標楷體" style:font-name-asian="標楷體" style:font-name-complex="標楷體" fo:color="#000000" style:letter-kerning="false" style:font-size-complex="12pt"/>
    </style:style>
    <style:style style:name="P51" style:parent-style-name="內文" style:family="paragraph">
      <style:paragraph-properties style:text-autospace="none" fo:line-height="0.2638in"/>
      <style:text-properties style:font-name="標楷體" style:font-name-asian="標楷體" style:font-name-complex="標楷體" fo:color="#000000" style:letter-kerning="false" style:font-size-complex="12pt"/>
    </style:style>
    <style:style style:name="P52" style:parent-style-name="內文" style:family="paragraph">
      <style:paragraph-properties style:text-autospace="none" fo:line-height="0.2638in" fo:margin-left="0.5909in" fo:text-indent="0.0201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53" style:parent-style-name="內文" style:family="paragraph">
      <style:paragraph-properties style:text-autospace="none" fo:line-height="0.2638in" fo:margin-left="0.5909in" fo:text-indent="0.0201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54" style:parent-style-name="內文" style:family="paragraph">
      <style:paragraph-properties style:text-autospace="none" fo:line-height="0.2638in" fo:text-indent="0.5833in"/>
      <style:text-properties style:font-name="標楷體" style:font-name-asian="標楷體" style:font-name-complex="標楷體" fo:color="#000000" style:letter-kerning="false" style:font-size-complex="12pt"/>
    </style:style>
    <style:style style:name="P55" style:parent-style-name="內文" style:family="paragraph">
      <style:paragraph-properties style:text-autospace="none" fo:line-height="0.2638in" fo:margin-left="0.4375in" fo:text-indent="-0.4375in">
        <style:tab-stops/>
      </style:paragraph-properties>
    </style:style>
    <style:style style:name="T56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57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T58" style:parent-style-name="預設段落字型" style:family="text">
      <style:text-properties style:font-name="標楷體" style:font-name-asian="標楷體" style:font-name-complex="標楷體" fo:color="#000000" style:letter-kerning="false" style:font-size-complex="12pt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  <style:style style:name="P60" style:parent-style-name="內文" style:family="paragraph">
      <style:paragraph-properties style:text-autospace="none" fo:line-height="0.2638in" fo:margin-left="0.4375in" fo:text-indent="-0.4375in">
        <style:tab-stops/>
      </style:paragraph-properties>
      <style:text-properties style:font-name="標楷體" style:font-name-asian="標楷體" style:font-name-complex="標楷體" fo:color="#000000" style:letter-kerning="false" style:font-size-complex="12pt"/>
    </style:style>
    <style:style style:name="P61" style:parent-style-name="內文" style:family="paragraph">
      <style:paragraph-properties style:text-autospace="none" fo:line-height="0.2638in" fo:margin-left="0.4375in" fo:text-indent="-0.4375in">
        <style:tab-stops/>
      </style:paragraph-properties>
    </style:style>
    <style:style style:name="T62" style:parent-style-name="預設段落字型" style:family="text">
      <style:text-properties style:font-name="標楷體" style:font-name-asian="標楷體" style:font-name-complex="標楷體" fo:color="#000000" style:letter-kerning="false" style:font-size-complex="12pt"/>
    </style:style>
  </office:automatic-styles>
  <office:body>
    <office:text text:use-soft-page-breaks="true">
      <text:p text:style-name="P1">國立海洋生物博物館研發成果申請專利可行性評審意見表</text:p>
      <text:p text:style-name="P2">編號：<text:s/>填表日期：<text:s/>年<text:s/>月<text:s/>日<text:s/>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專利名稱：<text:s/></text:p>
          </table:table-cell>
        </table:table-row>
        <table:table-row table:style-name="TableRow8">
          <table:table-cell table:style-name="TableCell9">
            <text:p text:style-name="P10">申請人：<text:s/>單位：<text:s/></text:p>
          </table:table-cell>
        </table:table-row>
        <table:table-row table:style-name="TableRow11">
          <table:table-cell table:style-name="TableCell12">
            <text:p text:style-name="P13">擬申請國家：</text:p>
            <text:list text:style-name="LFO1" text:continue-numbering="true">
              <text:list-item>
                <text:p text:style-name="P14">【一】<text:s/>□發明<text:s/>□新型<text:s/>□新式樣<text:s/></text:p>
              </text:list-item>
              <text:list-item>
                <text:p text:style-name="P15">【二】<text:s/>□發明<text:s/>□新型<text:s/>□新式樣<text:s/></text:p>
              </text:list-item>
              <text:list-item>
                <text:p text:style-name="P16">【三】<text:s/>□發明<text:s/>□新型<text:s/>□新式樣<text:s/></text:p>
              </text:list-item>
              <text:list-item>
                <text:p text:style-name="P17">【四】<text:s/>□發明<text:s/>□新型<text:s/>□新式樣<text:s/></text:p>
              </text:list-item>
            </text:list>
          </table:table-cell>
        </table:table-row>
      </table:table>
      <text:p text:style-name="P18"/>
      <text:p text:style-name="P19"><text:span text:style-name="T20">壹、本</text:span><text:span text:style-name="T21">館申請專利審查原則：中華民國以外國家需檢附資料或證明文件始予提研管會審查，所謂條件是指下列二種情形：（一）已有廠商願意技術移轉（二）申請者需提供此項研發成果於該國市場商品化之評估資料。</text:span><text:span text:style-name="T22"><text:s/></text:span></text:p>
      <text:p text:style-name="P23">貳、審查項目：請打字（各審查項目之考量因素請見備註，並請務必詳述其理由）<text:s/></text:p>
      <text:list text:style-name="LFO2" text:continue-numbering="true">
        <text:list-item>
          <text:p text:style-name="P24">一、是否具有產業上之可利用性？<text:s/></text:p>
        </text:list-item>
        <text:list-item>
          <text:p text:style-name="P25">二、是否具有新穎性？（即先行技術調查）<text:s/></text:p>
        </text:list-item>
        <text:list-item>
          <text:p text:style-name="P26">三、是否具有進步性？<text:s/></text:p>
        </text:list-item>
        <text:list-item>
          <text:p text:style-name="P27">四、申請專利範圍是否合適？<text:s/></text:p>
        </text:list-item>
        <text:list-item>
          <text:p text:style-name="P28">五、此技術在所申請國<text:s/></text:p>
          <text:list text:continue-numbering="true">
            <text:list-item>
              <text:p text:style-name="P29"><text:span text:style-name="T30">1.</text:span><text:span text:style-name="T31">獲得專利後與該國相關專利相互授權的可能性如何？</text:span><text:span text:style-name="T32"><text:s/></text:span></text:p>
            </text:list-item>
            <text:list-item>
              <text:p text:style-name="P33"><text:span text:style-name="T34">2.</text:span><text:span text:style-name="T35">該專利提出之產品或製程進入該國市場的可行性如何？</text:span><text:span text:style-name="T36"><text:s/></text:span></text:p>
            </text:list-item>
            <text:list-item>
              <text:p text:style-name="P37"><text:span text:style-name="T38">3.</text:span><text:span text:style-name="T39">與該國現有產品或技術之競爭性如何？</text:span><text:span text:style-name="T40"><text:s/></text:span></text:p>
            </text:list-item>
          </text:list>
        </text:list-item>
        <text:list-item>
          <text:p text:style-name="P41"><text:span text:style-name="T42">(</text:span><text:span text:style-name="T43">※請針對所申請之各國家詳細審查，並寫理由。</text:span><text:span text:style-name="T44">)<text:s/></text:span></text:p>
        </text:list-item>
      </text:list>
      <text:p text:style-name="P45">參、綜合評審意見（請打字）：<text:s/></text:p>
      <text:list text:style-name="LFO3" text:continue-numbering="true">
        <text:list-item>
          <text:p text:style-name="P46"><text:span text:style-name="T47">1.<text:s/></text:span><text:span text:style-name="T48">具可專利性、建議本館提出專利申請：</text:span></text:p>
        </text:list-item>
      </text:list>
      <text:p text:style-name="P49"/>
      <text:p text:style-name="P50"/>
      <text:p text:style-name="P51"/>
      <text:p text:style-name="P52">□同意<text:s/>□修正後再審<text:s/>□不同意<text:s/></text:p>
      <text:p text:style-name="P53">為保障發明人之智慧財產權，本人同意善盡本資料之保密責任。</text:p>
      <text:p text:style-name="P54"/>
      <text:p text:style-name="P55"><text:span text:style-name="T56">審查委員：</text:span><text:span text:style-name="T57"><text:s/></text:span><text:span text:style-name="T58"><text:s text:c="26"/></text:span><text:span text:style-name="T59">（簽名）</text:span></text:p>
      <text:p text:style-name="P60"/>
      <text:p text:style-name="內文"/>
      <text:p text:style-name="P61"><text:span text:style-name="T62">身分證字號：　　　　　　　　　　日期：　　年　　月　　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fo:line-height="0.2916in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2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LFO3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產學合作中心-蘇瑞欣</meta:initial-creator>
    <dc:creator>產學合作中心-蔣岳桐</dc:creator>
    <meta:creation-date>2018-07-06T02:12:00Z</meta:creation-date>
    <dc:date>2018-07-06T02:12:00Z</dc:date>
    <meta:template xlink:href="Normal" xlink:type="simple"/>
    <meta:editing-cycles>2</meta:editing-cycles>
    <meta:editing-duration>PT0S</meta:editing-duration>
    <meta:document-statistic meta:page-count="1" meta:paragraph-count="1" meta:word-count="91" meta:character-count="610" meta:row-count="4" meta:non-whitespace-character-count="520"/>
  </office:meta>
</office:document-meta>
</file>